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office:font-face-decls>
  <office:automatic-styles>
    <style:style style:name="P1" style:family="paragraph" style:parent-style-name="Text_20_body">
      <style:paragraph-properties fo:text-align="center" style:justify-single-word="false" fo:break-before="page"/>
      <style:text-properties fo:font-weight="normal" officeooo:rsid="001ce73b" officeooo:paragraph-rsid="0007e372" style:font-weight-asian="normal" style:font-weight-complex="normal"/>
    </style:style>
    <style:style style:name="P2" style:family="paragraph" style:parent-style-name="Text_20_body">
      <style:paragraph-properties fo:text-align="justify" style:justify-single-word="false"/>
      <style:text-properties officeooo:rsid="001ce73b" officeooo:paragraph-rsid="0007e372"/>
    </style:style>
    <style:style style:name="P3" style:family="paragraph" style:parent-style-name="Text_20_body">
      <style:paragraph-properties fo:text-align="justify" style:justify-single-word="false"/>
      <style:text-properties fo:font-weight="normal" officeooo:rsid="00974982" officeooo:paragraph-rsid="0007e372"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officeooo:rsid="006b5d54"/>
    </style:style>
    <style:style style:name="T3" style:family="text">
      <style:text-properties fo:font-weight="bold" style:font-weight-asian="bold" style:font-weight-complex="bold"/>
    </style:style>
    <style:style style:name="T4" style:family="text">
      <style:text-properties fo:font-weight="bold" officeooo:rsid="00353ff4" style:font-weight-asian="bold" style:font-weight-complex="bold"/>
    </style:style>
    <style:style style:name="T5" style:family="text">
      <style:text-properties fo:font-weight="bold" officeooo:rsid="001ed37e" style:font-weight-asian="bold" style:font-weight-complex="bold"/>
    </style:style>
    <style:style style:name="T6" style:family="text">
      <style:text-properties officeooo:rsid="006c73a8"/>
    </style:style>
    <style:style style:name="T7" style:family="text">
      <style:text-properties officeooo:rsid="0066a3e5"/>
    </style:style>
    <style:style style:name="T8" style:family="text">
      <style:text-properties fo:font-weight="normal" officeooo:rsid="00942b40"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Consent Form</text:span></text:span></text:p>
      <text:p text:style-name="P2"><text:span text:style-name="T2">1. </text:span>I, ____________________, hereby acknowledge and agree that I am voluntarily participating in the Linux Install Camp conducted by the Debuggers Coding Club and the Department of Computer Science. I confirm that I have been informed of, understand, and voluntarily assume all risks associated with the Linux installation process. <text:span text:style-name="T3">I</text:span><text:span text:style-name="T4"> </text:span><text:span text:style-name="T3">understand and agree that I am responsible for ensuring that my personal data has been backed up by the volunteer</text:span><text:span text:style-name="T5">.</text:span></text:p>
      <text:p text:style-name="P2"><text:span text:style-name="T2">2. </text:span>In no event shall the Debuggers Coding Club, the Department of Computer Science, or their members, volunteers, or representatives be held liable for any loss of data, damage to hardware or software, or any other loss arising directly or indirectly from participation in the camp, including loss resulting from negligence.</text:p>
      <text:p text:style-name="P2"><text:span text:style-name="T6">3. </text:span>I acknowledge that the Department of Computer Science is under no obligation to provide technical support <text:span text:style-name="T7">during or </text:span>after the camp. Any further assistance from the Debuggers Coding Club is purely voluntary and subject to the availability of volunteers, with no guarantee of resolution.</text:p>
      <text:p text:style-name="P2"/>
      <text:p text:style-name="P2">_____________________<text:tab/><text:tab/><text:tab/><text:tab/><text:tab/><text:tab/><text:tab/><text:tab/>__________________</text:p>
      <text:p text:style-name="P2">(Participant’s Signature)<text:tab/><text:tab/><text:tab/><text:tab/><text:tab/><text:tab/><text:tab/> <text:s text:c="10"/>(Volunteer’s signature)</text:p>
      <text:p text:style-name="P3"><text:span text:style-name="Strong_20_Emphasis"><text:span text:style-name="T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13T12:34:33.824007616</meta:creation-date>
    <dc:date>2026-01-13T12:34:39.759559918</dc:date>
    <meta:editing-duration>PT6S</meta:editing-duration>
    <meta:editing-cycles>1</meta:editing-cycles>
    <meta:document-statistic meta:table-count="0" meta:image-count="0" meta:object-count="0" meta:page-count="1" meta:paragraph-count="6" meta:word-count="174" meta:character-count="1184" meta:non-whitespace-character-count="992"/>
    <meta:generator>LibreOffice/25.2.3.2$Linux_X86_64 LibreOffice_project/520$Build-2</meta:generator>
  </office:meta>
</office:document-meta>
</file>